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3">
      <style:text-properties fo:font-weight="normal" style:font-weight-asian="normal" style:font-weight-complex="normal"/>
    </style:style>
    <style:style style:name="P2" style:family="paragraph" style:parent-style-name="Standard" style:list-style-name="L4">
      <style:text-properties officeooo:paragraph-rsid="00c3a3fa"/>
    </style:style>
    <style:style style:name="P3" style:family="paragraph" style:parent-style-name="Standard" style:list-style-name="L5"/>
    <style:style style:name="P4" style:family="paragraph" style:parent-style-name="Standard" style:list-style-name="L5">
      <style:text-properties officeooo:paragraph-rsid="00c473df"/>
    </style:style>
    <style:style style:name="P5" style:family="paragraph" style:parent-style-name="Standard" style:list-style-name="L5">
      <style:text-properties officeooo:paragraph-rsid="00f15fd6"/>
    </style:style>
    <style:style style:name="P6" style:family="paragraph" style:parent-style-name="Standard" style:list-style-name="L5">
      <style:text-properties officeooo:paragraph-rsid="00fbb1c8"/>
    </style:style>
    <style:style style:name="P7" style:family="paragraph" style:parent-style-name="Standard">
      <style:text-properties officeooo:paragraph-rsid="00c473df"/>
    </style:style>
    <style:style style:name="P8" style:family="paragraph" style:parent-style-name="Standard" style:list-style-name="L6">
      <style:text-properties officeooo:paragraph-rsid="00c6a9c9"/>
    </style:style>
    <style:style style:name="P9" style:family="paragraph" style:parent-style-name="Standard" style:list-style-name="L6">
      <style:text-properties officeooo:paragraph-rsid="00c7c7a9"/>
    </style:style>
    <style:style style:name="P10" style:family="paragraph" style:parent-style-name="Standard" style:list-style-name="L6">
      <style:text-properties officeooo:paragraph-rsid="00cdd855"/>
    </style:style>
    <style:style style:name="P11" style:family="paragraph" style:parent-style-name="Standard" style:list-style-name="L6">
      <style:text-properties officeooo:paragraph-rsid="00d1b0bb"/>
    </style:style>
    <style:style style:name="P12" style:family="paragraph" style:parent-style-name="Standard" style:list-style-name="L6">
      <style:text-properties officeooo:paragraph-rsid="00ea8a1d"/>
    </style:style>
    <style:style style:name="P13" style:family="paragraph" style:parent-style-name="Standard" style:list-style-name="L7">
      <style:text-properties officeooo:paragraph-rsid="00c4a512"/>
    </style:style>
    <style:style style:name="P14" style:family="paragraph" style:parent-style-name="Standard" style:list-style-name="L8">
      <style:text-properties officeooo:paragraph-rsid="00c9ac70"/>
    </style:style>
    <style:style style:name="P15" style:family="paragraph" style:parent-style-name="Standard" style:list-style-name="L8">
      <style:text-properties officeooo:paragraph-rsid="00c9c1e3"/>
    </style:style>
    <style:style style:name="P16" style:family="paragraph" style:parent-style-name="Standard" style:list-style-name="L8">
      <style:text-properties officeooo:paragraph-rsid="00ccf85a"/>
    </style:style>
    <style:style style:name="P17" style:family="paragraph" style:parent-style-name="Standard" style:list-style-name="L1"/>
    <style:style style:name="P18" style:family="paragraph" style:parent-style-name="Standard" style:list-style-name="L1">
      <style:text-properties officeooo:paragraph-rsid="00cb6c3f"/>
    </style:style>
    <style:style style:name="P19" style:family="paragraph" style:parent-style-name="Standard" style:list-style-name="L2"/>
    <style:style style:name="P20" style:family="paragraph" style:parent-style-name="Standard" style:list-style-name="L2">
      <style:text-properties officeooo:paragraph-rsid="00cb6c3f"/>
    </style:style>
    <style:style style:name="P21" style:family="paragraph" style:parent-style-name="Standard">
      <style:text-properties officeooo:paragraph-rsid="00d1b0bb"/>
    </style:style>
    <style:style style:name="P22" style:family="paragraph" style:parent-style-name="Standard">
      <style:text-properties officeooo:paragraph-rsid="00d4fc75"/>
    </style:style>
    <style:style style:name="P23" style:family="paragraph" style:parent-style-name="Standard" style:list-style-name="L9">
      <style:text-properties officeooo:paragraph-rsid="00d4fc75"/>
    </style:style>
    <style:style style:name="P24" style:family="paragraph" style:parent-style-name="Standard" style:list-style-name="L9">
      <style:text-properties officeooo:paragraph-rsid="00d70734"/>
    </style:style>
    <style:style style:name="P25" style:family="paragraph" style:parent-style-name="Standard" style:list-style-name="L9">
      <style:text-properties officeooo:paragraph-rsid="00e12d4e"/>
    </style:style>
    <style:style style:name="P26" style:family="paragraph" style:parent-style-name="Standard" style:list-style-name="L9">
      <style:text-properties officeooo:paragraph-rsid="00e49b37"/>
    </style:style>
    <style:style style:name="P27" style:family="paragraph" style:parent-style-name="Standard" style:list-style-name="L10"/>
    <style:style style:name="P28" style:family="paragraph" style:parent-style-name="Standard">
      <style:text-properties officeooo:paragraph-rsid="00de2a7b"/>
    </style:style>
    <style:style style:name="P29" style:family="paragraph" style:parent-style-name="Standard">
      <style:text-properties officeooo:paragraph-rsid="00e417a3"/>
    </style:style>
    <style:style style:name="P30" style:family="paragraph" style:parent-style-name="Standard" style:list-style-name="L11">
      <style:text-properties officeooo:paragraph-rsid="00e6216e"/>
    </style:style>
    <style:style style:name="P31" style:family="paragraph" style:parent-style-name="Standard" style:list-style-name="L11">
      <style:text-properties officeooo:paragraph-rsid="00e81279"/>
    </style:style>
    <style:style style:name="P32" style:family="paragraph" style:parent-style-name="Standard" style:list-style-name="L11">
      <style:text-properties officeooo:paragraph-rsid="00e9a658"/>
    </style:style>
    <style:style style:name="P33" style:family="paragraph" style:parent-style-name="Standard">
      <style:text-properties officeooo:paragraph-rsid="00e49b37"/>
    </style:style>
    <style:style style:name="P34" style:family="paragraph" style:parent-style-name="Standard">
      <style:text-properties officeooo:paragraph-rsid="00e9a658"/>
    </style:style>
    <style:style style:name="P35" style:family="paragraph" style:parent-style-name="Standard">
      <style:text-properties officeooo:paragraph-rsid="00ea8a1d"/>
    </style:style>
    <style:style style:name="P36" style:family="paragraph" style:parent-style-name="Standard" style:list-style-name="L19"/>
    <style:style style:name="P37" style:family="paragraph" style:parent-style-name="Standard" style:list-style-name="L19">
      <style:text-properties officeooo:paragraph-rsid="0102da6e"/>
    </style:style>
    <style:style style:name="P38" style:family="paragraph" style:parent-style-name="Standard" style:list-style-name="L19">
      <style:text-properties officeooo:paragraph-rsid="01048913"/>
    </style:style>
    <style:style style:name="P39" style:family="paragraph" style:parent-style-name="Standard" style:list-style-name="L19">
      <style:text-properties officeooo:paragraph-rsid="0106c129"/>
    </style:style>
    <style:style style:name="P40" style:family="paragraph" style:parent-style-name="Standard" style:list-style-name="L19">
      <style:text-properties officeooo:paragraph-rsid="01075437"/>
    </style:style>
    <style:style style:name="P41" style:family="paragraph" style:parent-style-name="Standard" style:list-style-name="L19">
      <style:text-properties officeooo:paragraph-rsid="01087b3a"/>
    </style:style>
    <style:style style:name="P42" style:family="paragraph" style:parent-style-name="Text_20_body">
      <style:text-properties officeooo:paragraph-rsid="00c3a3fa"/>
    </style:style>
    <style:style style:name="P43" style:family="paragraph" style:parent-style-name="Text_20_body">
      <style:text-properties officeooo:paragraph-rsid="00c9ac70"/>
    </style:style>
    <style:style style:name="P44" style:family="paragraph" style:parent-style-name="Text_20_body">
      <style:text-properties officeooo:paragraph-rsid="00d1b0bb"/>
    </style:style>
    <style:style style:name="P45" style:family="paragraph" style:parent-style-name="Text_20_body">
      <style:text-properties officeooo:paragraph-rsid="00d8e394"/>
    </style:style>
    <style:style style:name="P46" style:family="paragraph" style:parent-style-name="Text_20_body">
      <style:text-properties officeooo:paragraph-rsid="00ee97bf"/>
    </style:style>
    <style:style style:name="P47" style:family="paragraph" style:parent-style-name="Text_20_body" style:list-style-name="L12">
      <style:text-properties officeooo:paragraph-rsid="00ee97bf"/>
    </style:style>
    <style:style style:name="P48" style:family="paragraph" style:parent-style-name="Text_20_body">
      <style:text-properties officeooo:paragraph-rsid="00ef7bec"/>
    </style:style>
    <style:style style:name="P49" style:family="paragraph" style:parent-style-name="Text_20_body" style:list-style-name="L13">
      <style:text-properties officeooo:paragraph-rsid="00ef7bec"/>
    </style:style>
    <style:style style:name="P50" style:family="paragraph" style:parent-style-name="Text_20_body">
      <style:text-properties officeooo:paragraph-rsid="00f0cef6"/>
    </style:style>
    <style:style style:name="P51" style:family="paragraph" style:parent-style-name="Text_20_body" style:list-style-name="L14">
      <style:text-properties officeooo:paragraph-rsid="00f27483"/>
    </style:style>
    <style:style style:name="P52" style:family="paragraph" style:parent-style-name="Text_20_body" style:list-style-name="L14">
      <style:text-properties officeooo:paragraph-rsid="00f62175"/>
    </style:style>
    <style:style style:name="P53" style:family="paragraph" style:parent-style-name="Text_20_body" style:list-style-name="L14">
      <style:text-properties officeooo:paragraph-rsid="00f7bc39"/>
    </style:style>
    <style:style style:name="P54" style:family="paragraph" style:parent-style-name="Text_20_body">
      <style:text-properties officeooo:paragraph-rsid="00f15fd6"/>
    </style:style>
    <style:style style:name="P55" style:family="paragraph" style:parent-style-name="Text_20_body">
      <style:text-properties officeooo:paragraph-rsid="00f47868"/>
    </style:style>
    <style:style style:name="P56" style:family="paragraph" style:parent-style-name="Text_20_body" style:list-style-name="L15">
      <style:text-properties officeooo:paragraph-rsid="00f47868"/>
    </style:style>
    <style:style style:name="P57" style:family="paragraph" style:parent-style-name="Text_20_body">
      <style:text-properties officeooo:paragraph-rsid="00f62175"/>
    </style:style>
    <style:style style:name="P58" style:family="paragraph" style:parent-style-name="Text_20_body">
      <style:text-properties officeooo:paragraph-rsid="00fc8048"/>
    </style:style>
    <style:style style:name="P59" style:family="paragraph" style:parent-style-name="Text_20_body" style:list-style-name="L16">
      <style:text-properties officeooo:paragraph-rsid="00fc8048"/>
    </style:style>
    <style:style style:name="P60" style:family="paragraph" style:parent-style-name="Text_20_body" style:list-style-name="L17">
      <style:text-properties officeooo:paragraph-rsid="00fc8048"/>
    </style:style>
    <style:style style:name="P61" style:family="paragraph" style:parent-style-name="Text_20_body">
      <style:text-properties officeooo:paragraph-rsid="01014cbb"/>
    </style:style>
    <style:style style:name="P62" style:family="paragraph" style:parent-style-name="Text_20_body" style:list-style-name="L18">
      <style:text-properties officeooo:paragraph-rsid="01014cbb"/>
    </style:style>
    <style:style style:name="P63" style:family="paragraph" style:parent-style-name="Text_20_body" style:list-style-name="L18">
      <style:text-properties officeooo:paragraph-rsid="010e72b4"/>
    </style:style>
    <style:style style:name="P64" style:family="paragraph" style:parent-style-name="Text_20_body">
      <style:text-properties officeooo:paragraph-rsid="0102da6e"/>
    </style:style>
    <style:style style:name="P65" style:family="paragraph" style:parent-style-name="Text_20_body">
      <style:text-properties officeooo:paragraph-rsid="01098c9b"/>
    </style:style>
    <style:style style:name="P66" style:family="paragraph" style:parent-style-name="Text_20_body">
      <style:text-properties officeooo:paragraph-rsid="010add9a"/>
    </style:style>
    <style:style style:name="P67" style:family="paragraph" style:parent-style-name="Text_20_body">
      <style:text-properties officeooo:paragraph-rsid="010c95da"/>
    </style:style>
    <style:style style:name="P68" style:family="paragraph" style:parent-style-name="Text_20_body" style:list-style-name="L21">
      <style:text-properties officeooo:paragraph-rsid="010c95da"/>
    </style:style>
    <style:style style:name="P69" style:family="paragraph" style:parent-style-name="Text_20_body">
      <style:text-properties officeooo:paragraph-rsid="010e72b4"/>
    </style:style>
    <style:style style:name="P70" style:family="paragraph" style:parent-style-name="Text_20_body">
      <style:text-properties officeooo:paragraph-rsid="010f9cba"/>
    </style:style>
    <style:style style:name="P71" style:family="paragraph" style:parent-style-name="Text_20_body" style:list-style-name="L22">
      <style:text-properties officeooo:paragraph-rsid="010f9cba"/>
    </style:style>
    <style:style style:name="P72" style:family="paragraph" style:parent-style-name="Heading_20_2">
      <style:text-properties officeooo:rsid="00b9df57" officeooo:paragraph-rsid="00b9df57"/>
    </style:style>
    <style:style style:name="P73" style:family="paragraph" style:parent-style-name="Heading_20_2">
      <style:text-properties officeooo:paragraph-rsid="00ebec4b"/>
    </style:style>
    <style:style style:name="P74" style:family="paragraph" style:parent-style-name="Heading_20_2">
      <style:text-properties officeooo:rsid="00b60edd" officeooo:paragraph-rsid="00faf4b6"/>
    </style:style>
    <style:style style:name="P75" style:family="paragraph" style:parent-style-name="Heading_20_1">
      <style:text-properties officeooo:paragraph-rsid="00b60edd"/>
    </style:style>
    <style:style style:name="P76" style:family="paragraph" style:parent-style-name="Heading_20_1">
      <style:text-properties officeooo:rsid="00b60edd" officeooo:paragraph-rsid="00b60edd"/>
    </style:style>
    <style:style style:name="P77" style:family="paragraph" style:parent-style-name="Heading_20_1">
      <style:text-properties officeooo:rsid="00b60edd" officeooo:paragraph-rsid="00c5cc3b"/>
    </style:style>
    <style:style style:name="P78" style:family="paragraph" style:parent-style-name="Heading_20_1">
      <style:text-properties officeooo:rsid="00b60edd" officeooo:paragraph-rsid="00f15fd6"/>
    </style:style>
    <style:style style:name="P79" style:family="paragraph" style:parent-style-name="Heading_20_1">
      <style:text-properties officeooo:rsid="00b60edd" officeooo:paragraph-rsid="00fc8048"/>
    </style:style>
    <style:style style:name="P80" style:family="paragraph" style:parent-style-name="Heading_20_3">
      <style:text-properties officeooo:rsid="00b60edd" officeooo:paragraph-rsid="00c956ff"/>
    </style:style>
    <style:style style:name="P81" style:family="paragraph" style:parent-style-name="Heading_20_3">
      <style:text-properties officeooo:rsid="00b60edd" officeooo:paragraph-rsid="00d1504a"/>
    </style:style>
    <style:style style:name="P82" style:family="paragraph" style:parent-style-name="Heading_20_3">
      <style:text-properties officeooo:rsid="00b60edd" officeooo:paragraph-rsid="00da7d32"/>
    </style:style>
    <style:style style:name="P83" style:family="paragraph" style:parent-style-name="Heading_20_3">
      <style:text-properties officeooo:rsid="00b60edd" officeooo:paragraph-rsid="00e26d43"/>
    </style:style>
    <style:style style:name="P84" style:family="paragraph" style:parent-style-name="Heading_20_3">
      <style:text-properties officeooo:paragraph-rsid="00d87991"/>
    </style:style>
    <style:style style:name="P85" style:family="paragraph" style:parent-style-name="Heading_20_3">
      <style:text-properties officeooo:paragraph-rsid="00eca2a5"/>
    </style:style>
    <style:style style:name="P86" style:family="paragraph" style:parent-style-name="Heading_20_3">
      <style:text-properties officeooo:paragraph-rsid="00ef8e82"/>
    </style:style>
    <style:style style:name="P87" style:family="paragraph" style:parent-style-name="Heading_20_3">
      <style:text-properties officeooo:paragraph-rsid="00fc8048"/>
    </style:style>
    <style:style style:name="P88" style:family="paragraph" style:parent-style-name="Heading_20_3">
      <style:text-properties officeooo:paragraph-rsid="00ff6847"/>
    </style:style>
    <style:style style:name="P89" style:family="paragraph" style:parent-style-name="Heading_20_3">
      <style:text-properties officeooo:paragraph-rsid="01098c9b"/>
    </style:style>
    <style:style style:name="P90" style:family="paragraph" style:parent-style-name="Heading_20_3">
      <style:text-properties officeooo:paragraph-rsid="010add9a"/>
    </style:style>
    <style:style style:name="P91" style:family="paragraph" style:parent-style-name="Heading_20_3">
      <style:text-properties officeooo:paragraph-rsid="010c95da"/>
    </style:style>
    <style:style style:name="P92" style:family="paragraph" style:parent-style-name="Heading_20_3">
      <style:text-properties officeooo:paragraph-rsid="010e72b4"/>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P94" style:family="paragraph" style:parent-style-name="Contents_20_3">
      <style:paragraph-properties>
        <style:tab-stops>
          <style:tab-stop style:position="16.002cm" style:type="right" style:leader-style="dotted" style:leader-text="."/>
        </style:tab-stops>
      </style:paragraph-properties>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b60edd"/>
    </style:style>
    <style:style style:name="T2" style:family="text">
      <style:text-properties officeooo:rsid="00b63747"/>
    </style:style>
    <style:style style:name="T3" style:family="text">
      <style:text-properties officeooo:rsid="00b65815"/>
    </style:style>
    <style:style style:name="T4" style:family="text">
      <style:text-properties officeooo:rsid="00b7fd78"/>
    </style:style>
    <style:style style:name="T5" style:family="text">
      <style:text-properties officeooo:rsid="00b9df57"/>
    </style:style>
    <style:style style:name="T6" style:family="text">
      <style:text-properties officeooo:rsid="00bbd96b"/>
    </style:style>
    <style:style style:name="T7" style:family="text">
      <style:text-properties officeooo:rsid="00bbf01b"/>
    </style:style>
    <style:style style:name="T8" style:family="text">
      <style:text-properties officeooo:rsid="00bffb7c"/>
    </style:style>
    <style:style style:name="T9" style:family="text">
      <style:text-properties officeooo:rsid="00c1b5c6"/>
    </style:style>
    <style:style style:name="T10" style:family="text">
      <style:text-properties officeooo:rsid="00c38fd4"/>
    </style:style>
    <style:style style:name="T11" style:family="text">
      <style:text-properties officeooo:rsid="00c3a3fa"/>
    </style:style>
    <style:style style:name="T12" style:family="text">
      <style:text-properties officeooo:rsid="00c46d25"/>
    </style:style>
    <style:style style:name="T13" style:family="text">
      <style:text-properties officeooo:rsid="00c473df"/>
    </style:style>
    <style:style style:name="T14" style:family="text">
      <style:text-properties officeooo:rsid="00c4a512"/>
    </style:style>
    <style:style style:name="T15" style:family="text">
      <style:text-properties officeooo:rsid="00c5cc3b"/>
    </style:style>
    <style:style style:name="T16" style:family="text">
      <style:text-properties officeooo:rsid="00c6a9c9"/>
    </style:style>
    <style:style style:name="T17" style:family="text">
      <style:text-properties officeooo:rsid="00c7c7a9"/>
    </style:style>
    <style:style style:name="T18" style:family="text">
      <style:text-properties officeooo:rsid="00c956ff"/>
    </style:style>
    <style:style style:name="T19" style:family="text">
      <style:text-properties officeooo:rsid="00c9ac70"/>
    </style:style>
    <style:style style:name="T20" style:family="text">
      <style:text-properties officeooo:rsid="00c9c1e3"/>
    </style:style>
    <style:style style:name="T21" style:family="text">
      <style:text-properties officeooo:rsid="00cb6c3f"/>
    </style:style>
    <style:style style:name="T22" style:family="text">
      <style:text-properties officeooo:rsid="00ccf85a"/>
    </style:style>
    <style:style style:name="T23" style:family="text">
      <style:text-properties officeooo:rsid="00cdd855"/>
    </style:style>
    <style:style style:name="T24" style:family="text">
      <style:text-properties officeooo:rsid="00d1504a"/>
    </style:style>
    <style:style style:name="T25" style:family="text">
      <style:text-properties officeooo:rsid="00d1b0bb"/>
    </style:style>
    <style:style style:name="T26" style:family="text">
      <style:text-properties officeooo:rsid="00d3af72"/>
    </style:style>
    <style:style style:name="T27" style:family="text">
      <style:text-properties officeooo:rsid="00d4fc75"/>
    </style:style>
    <style:style style:name="T28" style:family="text">
      <style:text-properties officeooo:rsid="00d5a3a9"/>
    </style:style>
    <style:style style:name="T29" style:family="text">
      <style:text-properties officeooo:rsid="00d70734"/>
    </style:style>
    <style:style style:name="T30" style:family="text">
      <style:text-properties officeooo:rsid="00d87991"/>
    </style:style>
    <style:style style:name="T31" style:family="text">
      <style:text-properties officeooo:rsid="00d8e394"/>
    </style:style>
    <style:style style:name="T32" style:family="text">
      <style:text-properties officeooo:rsid="00d968db"/>
    </style:style>
    <style:style style:name="T33" style:family="text">
      <style:text-properties officeooo:rsid="00da7d32"/>
    </style:style>
    <style:style style:name="T34" style:family="text">
      <style:text-properties officeooo:rsid="00dc837c"/>
    </style:style>
    <style:style style:name="T35" style:family="text">
      <style:text-properties officeooo:rsid="00dfeb51"/>
    </style:style>
    <style:style style:name="T36" style:family="text">
      <style:text-properties officeooo:rsid="00e12d4e"/>
    </style:style>
    <style:style style:name="T37" style:family="text">
      <style:text-properties officeooo:rsid="00e26d43"/>
    </style:style>
    <style:style style:name="T38" style:family="text">
      <style:text-properties officeooo:rsid="00e49b37"/>
    </style:style>
    <style:style style:name="T39" style:family="text">
      <style:text-properties officeooo:rsid="00e6216e"/>
    </style:style>
    <style:style style:name="T40" style:family="text">
      <style:text-properties officeooo:rsid="00e81279"/>
    </style:style>
    <style:style style:name="T41" style:family="text">
      <style:text-properties officeooo:rsid="00e9a658"/>
    </style:style>
    <style:style style:name="T42" style:family="text">
      <style:text-properties officeooo:rsid="00ea8a1d"/>
    </style:style>
    <style:style style:name="T43" style:family="text">
      <style:text-properties officeooo:rsid="00ebec4b"/>
    </style:style>
    <style:style style:name="T44" style:family="text">
      <style:text-properties officeooo:rsid="00eca2a5"/>
    </style:style>
    <style:style style:name="T45" style:family="text">
      <style:text-properties officeooo:rsid="00ee97bf"/>
    </style:style>
    <style:style style:name="T46" style:family="text">
      <style:text-properties officeooo:rsid="00eef27a"/>
    </style:style>
    <style:style style:name="T47" style:family="text">
      <style:text-properties officeooo:rsid="00ef7bec"/>
    </style:style>
    <style:style style:name="T48" style:family="text">
      <style:text-properties officeooo:rsid="00ef8e82"/>
    </style:style>
    <style:style style:name="T49" style:family="text">
      <style:text-properties officeooo:rsid="00f0cef6"/>
    </style:style>
    <style:style style:name="T50" style:family="text">
      <style:text-properties officeooo:rsid="00f15fd6"/>
    </style:style>
    <style:style style:name="T51" style:family="text">
      <style:text-properties officeooo:rsid="00f27483"/>
    </style:style>
    <style:style style:name="T52" style:family="text">
      <style:text-properties officeooo:rsid="00f3c265"/>
    </style:style>
    <style:style style:name="T53" style:family="text">
      <style:text-properties officeooo:rsid="00f47868"/>
    </style:style>
    <style:style style:name="T54" style:family="text">
      <style:text-properties officeooo:rsid="00f62175"/>
    </style:style>
    <style:style style:name="T55" style:family="text">
      <style:text-properties officeooo:rsid="00f7bc39"/>
    </style:style>
    <style:style style:name="T56" style:family="text">
      <style:text-properties officeooo:rsid="00f90449"/>
    </style:style>
    <style:style style:name="T57" style:family="text">
      <style:text-properties officeooo:rsid="00faf4b6"/>
    </style:style>
    <style:style style:name="T58" style:family="text">
      <style:text-properties officeooo:rsid="00fbb1c8"/>
    </style:style>
    <style:style style:name="T59" style:family="text">
      <style:text-properties officeooo:rsid="00fc8048"/>
    </style:style>
    <style:style style:name="T60" style:family="text">
      <style:text-properties officeooo:rsid="00fdab77"/>
    </style:style>
    <style:style style:name="T61" style:family="text">
      <style:text-properties officeooo:rsid="00ff6847"/>
    </style:style>
    <style:style style:name="T62" style:family="text">
      <style:text-properties officeooo:rsid="01014cbb"/>
    </style:style>
    <style:style style:name="T63" style:family="text">
      <style:text-properties officeooo:rsid="0102da6e"/>
    </style:style>
    <style:style style:name="T64" style:family="text">
      <style:text-properties officeooo:rsid="01048913"/>
    </style:style>
    <style:style style:name="T65" style:family="text">
      <style:text-properties officeooo:rsid="0106c129"/>
    </style:style>
    <style:style style:name="T66" style:family="text">
      <style:text-properties officeooo:rsid="01075437"/>
    </style:style>
    <style:style style:name="T67" style:family="text">
      <style:text-properties officeooo:rsid="01079aa6"/>
    </style:style>
    <style:style style:name="T68" style:family="text">
      <style:text-properties officeooo:rsid="01087b3a"/>
    </style:style>
    <style:style style:name="T69" style:family="text">
      <style:text-properties officeooo:rsid="01098c9b"/>
    </style:style>
    <style:style style:name="T70" style:family="text">
      <style:text-properties officeooo:rsid="010add9a"/>
    </style:style>
    <style:style style:name="T71" style:family="text">
      <style:text-properties officeooo:rsid="010c95da"/>
    </style:style>
    <style:style style:name="T72" style:family="text">
      <style:text-properties officeooo:rsid="010e72b4"/>
    </style:style>
    <style:style style:name="T73" style:family="text">
      <style:text-properties officeooo:rsid="010f9cba"/>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Réflexions sur le document « WebRSA - MaquetteV5.ppt » du 24/12/2010 du CG 93</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95">Logique des Eps déjà mise en place<text:tab/>1</text:p>
          <text:p text:style-name="P93">Choix « Adullact »<text:tab/>1</text:p>
          <text:p text:style-name="P93">Justifications<text:tab/>1</text:p>
          <text:p text:style-name="P95">Thématiques déjà en place<text:tab/>1</text:p>
          <text:p text:style-name="P95">Analyse du document<text:tab/>1</text:p>
          <text:p text:style-name="P93">A. Relances<text:tab/>1</text:p>
          <text:p text:style-name="P94">Dossiers à relancer – Formulaire (page 3)<text:tab/>1</text:p>
          <text:p text:style-name="P95">Documents restant à prendre en compte<text:tab/>2</text:p>
        </text:index-body>
      </text:table-of-content>
      <text:p text:style-name="Text_20_body"/>
      <text:h text:style-name="P75" text:outline-level="1"><text:span text:style-name="T1">Logique des E</text:span><text:span text:style-name="T2">p</text:span><text:span text:style-name="T1">s </text:span><text:span text:style-name="T2">déjà mise en place</text:span></text:h>
      <text:h text:style-name="P72" text:outline-level="2">Choix « Adullact »</text:h>
      <text:list xml:id="list341216001" text:style-name="L1">
        <text:list-item>
          <text:p text:style-name="P17"><text:span text:style-name="T2">Pour passer en séance, </text:span><text:span text:style-name="T3">il faut un dossier </text:span><text:span text:style-name="T4">d'EP (FIXME : pourquoi ?)</text:span></text:p>
        </text:list-item>
        <text:list-item>
          <text:p text:style-name="P17">Un dossier d'EP concerne un allocataire pour une et une seule thématique</text:p>
        </text:list-item>
        <text:list-item>
          <text:p text:style-name="P17">Une personne peut posséder plusieurs dossiers d'EP en cours de traitement à un moment donné (avec affichage d'une alerte à la création des dossiers subséquents)</text:p>
        </text:list-item>
        <text:list-item>
          <text:p text:style-name="P18"><text:span text:style-name="T21">Les dossiers d'EP ne sont pas automatiquement inscrits en séance.</text:span></text:p>
        </text:list-item>
      </text:list>
      <text:h text:style-name="P72" text:outline-level="2">Justifications</text:h>
      <text:list xml:id="list2043680821" text:style-name="L2">
        <text:list-item>
          <text:p text:style-name="P19">FIXME : pourquoi ?</text:p>
        </text:list-item>
        <text:list-item>
          <text:p text:style-name="P19"><text:span text:style-name="T5">Un dossier possède un état (« crée », « en cours de traitement », « traité »). Les décisions sont considérées comme actées lorsque le </text:span><text:span text:style-name="T6">dossier passe dans l'état « traité ». Si un dossier d'EP concerne plusieurs thématiques, </text:span><text:span text:style-name="T7">qui peuvent potentiellement être traitées par plusieurs séances d'EP distinctes, ça devient plus difficile de clore une séance.</text:span></text:p>
        </text:list-item>
        <text:list-item>
          <text:p text:style-name="P19"><text:span text:style-name="T8">cf. point 2</text:span></text:p>
        </text:list-item>
        <text:list-item>
          <text:p text:style-name="P20"><text:span text:style-name="T8">FIXME : pourquoi ?</text:span></text:p>
        </text:list-item>
      </text:list>
      <text:h text:style-name="P76" text:outline-level="1">Thématiques déjà en place</text:h>
      <text:list xml:id="list176993583" text:style-name="L3">
        <text:list-item>
          <text:p text:style-name="P1"><text:span text:style-name="T9">Non respect et sanctions</text:span></text:p>
        </text:list-item>
        <text:list-item>
          <text:p text:style-name="P1"><text:span text:style-name="T9">Demande de réorientation de la structure référente</text:span></text:p>
        </text:list-item>
      </text:list>
      <text:h text:style-name="P76" text:outline-level="1">Analyse du document</text:h>
      <text:h text:style-name="Heading_20_2" text:outline-level="2"><text:span text:style-name="T10">A. Relances</text:span></text:h>
      <text:h text:style-name="Heading_20_3" text:outline-level="3"><text:span text:style-name="T10">Dossiers à relancer – Formulaire </text:span><text:span text:style-name="T11">(page 3)</text:span></text:h>
      <text:p text:style-name="P42"><text:span text:style-name="T11">Il manque les filtres suivants dans le prototype actuellement fourni par Adullact :</text:span></text:p>
      <text:list xml:id="list1102080009" text:style-name="L4">
        <text:list-item>
          <text:p text:style-name="P2"><text:span text:style-name="T11">Recherche par bénéficiaire</text:span></text:p>
          <text:list>
            <text:list-item>
              <text:p text:style-name="P2"><text:span text:style-name="T11">Numéro de commune au sens INSEE</text:span></text:p>
            </text:list-item>
            <text:list-item>
              <text:p text:style-name="P2"><text:span text:style-name="T11">Service référent</text:span></text:p>
            </text:list-item>
          </text:list>
        </text:list-item>
        <text:list-item>
          <text:p text:style-name="P2"><text:span text:style-name="T11">Recherche par dossier CAF</text:span></text:p>
          <text:list>
            <text:list-item>
              <text:p text:style-name="P2"><text:span text:style-name="T11">Numéro CAF</text:span></text:p>
            </text:list-item>
            <text:list-item>
              <text:p text:style-name="P2"><text:soft-page-break/><text:span text:style-name="T11">Nom titulaire</text:span></text:p>
            </text:list-item>
            <text:list-item>
              <text:p text:style-name="P2"><text:span text:style-name="T11">Prénom titulaire</text:span></text:p>
            </text:list-item>
          </text:list>
        </text:list-item>
        <text:list-item>
          <text:p text:style-name="P2"><text:span text:style-name="T11">Personne orientée sans contrat</text:span></text:p>
          <text:list>
            <text:list-item>
              <text:p text:style-name="P2"><text:span text:style-name="T11">Opérateur</text:span></text:p>
            </text:list-item>
            <text:list-item>
              <text:p text:style-name="P2"><text:span text:style-name="T11">Nombre de jours depuis la dernière orientation</text:span></text:p>
            </text:list-item>
          </text:list>
        </text:list-item>
        <text:list-item>
          <text:p text:style-name="P2"><text:span text:style-name="T11">Personne orientée avec contrat</text:span></text:p>
          <text:list>
            <text:list-item>
              <text:p text:style-name="P2"><text:span text:style-name="T11">Opérateur</text:span></text:p>
            </text:list-item>
            <text:list-item>
              <text:p text:style-name="P2"><text:span text:style-name="T11">Nombre de jours depuis la fin du dernier contrat</text:span></text:p>
            </text:list-item>
          </text:list>
        </text:list-item>
      </text:list>
      <text:p text:style-name="Text_20_body"><text:span text:style-name="T11"/></text:p>
      <text:p text:style-name="Text_20_body"><text:span text:style-name="T11">Il manque les fonctionnalités suivantes dans le prototype actuellement fourni par Adullact :</text:span></text:p>
      <text:list xml:id="list1699445052" text:style-name="L5">
        <text:list-item>
          <text:p text:style-name="P4"><text:span text:style-name="T13">Impression de documents lors de l'enregistrement des relances</text:span></text:p>
        </text:list-item>
        <text:list-item>
          <text:p text:style-name="P6"><text:span text:style-name="T58">Les seuls contrats qui sont pris en compte à l'heure actuelle sont les CER. Il faudra prendre en compte les CUI et PPAE.</text:span></text:p>
        </text:list-item>
      </text:list>
      <text:p text:style-name="Standard"><text:span text:style-name="T12"/></text:p>
      <text:p text:style-name="P7"><text:span text:style-name="T13">Questions :</text:span></text:p>
      <text:list xml:id="list698840422" text:style-name="L6">
        <text:list-item>
          <text:p text:style-name="P8"><text:span text:style-name="T13">dans le document « </text:span><text:span text:style-name="T16">PROCESS RELANCE REORIENTATION EP WEBRSA.xls » du 25/11/2010, il est mentionné 3 relances dans le cas d'une personne orientée sans contrat et 2 relances dans le cas d'une personne orientée avec contrat. Dans le document « WebRSA - MaquetteV5.ppt » du 24/12/2010, il semble n'y avoir que deux relances quel que soit la cas ?</text:span></text:p>
        </text:list-item>
        <text:list-item>
          <text:p text:style-name="P9"><text:span text:style-name="T17">Faut-il prévoir des vérifications quand aux dates de relance (ex. 1ère relance le 1er février 2011, 2ème relance le 15 janvier 2011) ?</text:span></text:p>
        </text:list-item>
        <text:list-item>
          <text:p text:style-name="P10"><text:span text:style-name="T23">Il est possible d'apparaître dans la cohorte pour non renouvellement de contrat, même s'il n'existe pas d'orientation ?</text:span></text:p>
        </text:list-item>
      </text:list>
      <text:p text:style-name="P7"><text:span text:style-name="T13"/></text:p>
      <text:h text:style-name="P80" text:outline-level="3"><text:span text:style-name="T10">Dossiers à relancer – </text:span><text:span text:style-name="T18">Résultats en fonction du type de relance</text:span><text:span text:style-name="T10"> </text:span><text:span text:style-name="T11">(page </text:span><text:span text:style-name="T18">4</text:span><text:span text:style-name="T11">)</text:span></text:h>
      <text:p text:style-name="P43"><text:span text:style-name="T19">Remarques :</text:span></text:p>
      <text:list xml:id="list1276662723" text:style-name="L8">
        <text:list-item>
          <text:p text:style-name="P14"><text:span text:style-name="T19">Les colonnes « Statut EP » n'ont pas de sens, puisqu'il n'y a création d'un dossier d'EP qu'après la dernière relance.</text:span></text:p>
        </text:list-item>
        <text:list-item>
          <text:p text:style-name="P15"><text:span text:style-name="T20">Les dossiers d'EP créés ne sont pas inscrits automatiquement à l'ordre du jour des séances d'EP.</text:span></text:p>
        </text:list-item>
        <text:list-item>
          <text:p text:style-name="P16"><text:span text:style-name="T22">Puisque les dossiers d'EP ne sont pas inscrits à l'ordre du jour, impossibilité d'envoyer le courrier concernant la séance à l'allocataire à cette étape-là.</text:span></text:p>
        </text:list-item>
      </text:list>
      <text:h text:style-name="P81" text:outline-level="3"><text:span text:style-name="T10">Dossiers </text:span><text:span text:style-name="T24">relancés - Formulaire</text:span><text:span text:style-name="T10"> </text:span><text:span text:style-name="T11">(page</text:span><text:span text:style-name="T26">s</text:span><text:span text:style-name="T11"> </text:span><text:span text:style-name="T24">5 </text:span><text:span text:style-name="T26">et 6</text:span><text:span text:style-name="T11">)</text:span></text:h>
      <text:p text:style-name="P44"><text:span text:style-name="T11">Il manque </text:span><text:span text:style-name="T25">c</text:span><text:span text:style-name="T11">es fonctionnalités dans le prototype actuellement fourni par Adullact.</text:span></text:p>
      <text:p text:style-name="P21"><text:span text:style-name="T13">Questions :</text:span></text:p>
      <text:list xml:id="list486829084" text:continue-list="list698840422" text:style-name="L6">
        <text:list-item>
          <text:p text:style-name="P11"><text:span text:style-name="T25">Ne faudrait-il pas rajouter un filtre sur le rang de la relance ?</text:span></text:p>
        </text:list-item>
      </text:list>
      <text:p text:style-name="P22"><text:span text:style-name="T27"/></text:p>
      <text:p text:style-name="P22"><text:span text:style-name="T27">Remarques</text:span><text:span text:style-name="T13"> :</text:span></text:p>
      <text:list xml:id="list765785364" text:style-name="L9">
        <text:list-item>
          <text:p text:style-name="P23"><text:span text:style-name="T27">Les colonnes « Nombre de jours ... » représentent le nombre de jours entre la date </text:span><text:span text:style-name="T28">(d'orientation ou de fin de contrat) </text:span><text:span text:style-name="T27">et la date de relance.</text:span></text:p>
        </text:list-item>
        <text:list-item>
          <text:p text:style-name="P24"><text:span text:style-name="T29">La colonne « Statut EP » sera remplie, quel que soit le rang de la relance, suivant l'état du dossier d'EP crée lors de la dernière relance.</text:span></text:p>
        </text:list-item>
      </text:list>
      <text:h text:style-name="P82" text:outline-level="3"><text:span text:style-name="T34">Relance - Affichage</text:span><text:span text:style-name="T10"> </text:span><text:span text:style-name="T11">(page</text:span><text:span text:style-name="T26">s</text:span><text:span text:style-name="T11"> </text:span><text:span text:style-name="T34">7</text:span><text:span text:style-name="T11">)</text:span></text:h>
      <text:p text:style-name="P33"><text:span text:style-name="T38">Questions :</text:span></text:p>
      <text:list xml:id="list1181881814" text:continue-numbering="true" text:style-name="L9">
        <text:list-item>
          <text:p text:style-name="P26"><text:span text:style-name="T38">Il n'est pas possible de modifier une relance ?</text:span></text:p>
        </text:list-item>
      </text:list>
      <text:p text:style-name="P28"><text:span text:style-name="T27">Remarques</text:span><text:span text:style-name="T13"> :</text:span></text:p>
      <text:list xml:id="list93651117" text:continue-numbering="true" text:style-name="L9">
        <text:list-item>
          <text:p text:style-name="P25"><text:span text:style-name="T27">Les colonnes « Nombre de jours ... » </text:span><text:span text:style-name="T36">et </text:span><text:span text:style-name="T29">« Statut EP » </text:span><text:span text:style-name="T35">→ voir plus haut</text:span></text:p>
        </text:list-item>
      </text:list>
      <text:h text:style-name="P83" text:outline-level="3"><text:soft-page-break/><text:span text:style-name="T34">Relance - </text:span><text:span text:style-name="T37">Ajouter</text:span><text:span text:style-name="T10"> </text:span><text:span text:style-name="T11">(page</text:span><text:span text:style-name="T26">s</text:span><text:span text:style-name="T11"> </text:span><text:span text:style-name="T37">8</text:span><text:span text:style-name="T11">)</text:span></text:h>
      <text:p text:style-name="P29"><text:span text:style-name="T27">Remarques</text:span><text:span text:style-name="T13"> :</text:span></text:p>
      <text:list xml:id="list1836525430" text:style-name="L11">
        <text:list-item>
          <text:p text:style-name="P30"><text:span text:style-name="T39">Il faut ajouter le type de relance que l'on veut faire (pas de contrat, pas de renouvellement) qui concernera la dernière entrée validée de ces tables.</text:span></text:p>
        </text:list-item>
        <text:list-item>
          <text:p text:style-name="P31"><text:span text:style-name="T40">Il ne sera pas possible de choisir le rang de la relance (on ne peut pas faire de seconde relance si on n'a pas fait la première)</text:span></text:p>
        </text:list-item>
        <text:list-item>
          <text:p text:style-name="P31"><text:span text:style-name="T40">Suivant le type de relance </text:span><text:span text:style-name="T39">(pas de contrat, pas de renouvellement), </text:span><text:span text:style-name="T40">il y aura 2 ou 3 étapes de relance (cf. Dossiers à relancer – Formulaire (page 3))</text:span></text:p>
        </text:list-item>
        <text:list-item>
          <text:p text:style-name="P32"><text:span text:style-name="T41">Comme on enregistre un lien vers l'orientation ou le contrat, ce sera le dernier validé (come pour les cohortes).</text:span></text:p>
        </text:list-item>
      </text:list>
      <text:p text:style-name="P34"><text:span text:style-name="T41"/></text:p>
      <text:p text:style-name="P35"><text:span text:style-name="T42">Questions :</text:span></text:p>
      <text:list xml:id="list1633188386" text:continue-list="list486829084" text:style-name="L6">
        <text:list-item>
          <text:p text:style-name="P12"><text:span text:style-name="T17">Faut-il prévoir des vérifications quand aux dates de relance (ex. 1ère relance le 1er février 2011, 2ème relance le 15 janvier 2011) ?</text:span></text:p>
        </text:list-item>
      </text:list>
      <text:h text:style-name="P84" text:outline-level="3"><text:span text:style-name="T30">Généralités </text:span><text:span text:style-name="T33">concernant les relances</text:span></text:h>
      <text:p text:style-name="P45"><text:span text:style-name="T31">Remarques </text:span><text:span text:style-name="T39">(à faire)</text:span><text:span text:style-name="T31"> :</text:span></text:p>
      <text:list xml:id="list1705882313" text:style-name="L10">
        <text:list-item>
          <text:p text:style-name="P27"><text:span text:style-name="T30">Pour chacune des personnes relancées, il est possible de sortir du circuit des relances et de passage en EP lorsqu'un nouveau contrat est validé pour cette personne alors que le dossier d'EP n'a pas encore été crée ou qu'il n'existe pas encore d'avis ou de décision à son sujet. </text:span><text:span text:style-name="T32">Les enregistrements de relances et de dossiers EP ne seront pas supprimés, mais leur statut changera (« annulé » par exemple).</text:span></text:p>
        </text:list-item>
      </text:list>
      <text:h text:style-name="P73" text:outline-level="2"><text:span text:style-name="T43">B</text:span><text:span text:style-name="T10">. </text:span><text:span text:style-name="T43">Réorientations</text:span></text:h>
      <text:h text:style-name="P85" text:outline-level="3"><text:span text:style-name="T44">Orientation – Affichage (page 10)</text:span></text:h>
      <text:p text:style-name="P48"><text:span text:style-name="T47">Remarques</text:span><text:span text:style-name="T45"> :</text:span></text:p>
      <text:list xml:id="list2062166592" text:style-name="L13">
        <text:list-item>
          <text:p text:style-name="P49"><text:span text:style-name="T47">Il faut encore ajouter un moyen de changer l'orientation initiale car inappropriée (cf. document « CG 93 – RSA – équipes pluridisciplinaires » du 29/12/2009, page 4, partie supérieure)</text:span></text:p>
        </text:list-item>
      </text:list>
      <text:p text:style-name="P46"><text:span text:style-name="T45">Questions :</text:span></text:p>
      <text:list xml:id="list206501303" text:style-name="L12">
        <text:list-item>
          <text:p text:style-name="P47"><text:span text:style-name="T45">« Le principe d'une réorientation manuelle est possible » </text:span><text:span text:style-name="T46">→ signifie que le bouton ajouter fonctionne comme avant ?</text:span></text:p>
        </text:list-item>
      </text:list>
      <text:h text:style-name="P86" text:outline-level="3"><text:span text:style-name="T44">Orientation – </text:span><text:span text:style-name="T48">Ajouter</text:span><text:span text:style-name="T44"> (page 1</text:span><text:span text:style-name="T48">1</text:span><text:span text:style-name="T44">)</text:span></text:h>
      <text:p text:style-name="P57"><text:span text:style-name="T54">Questions :</text:span></text:p>
      <text:list xml:id="list2004487816" text:style-name="L14">
        <text:list-item>
          <text:p text:style-name="P52"><text:span text:style-name="T49">Ce qui a été fourni dans les maquettes laisse à penser que les formulaires accessibles par les liens « Ajouter » une orientation et « Saisine EP » ont été groupés. </text:span><text:span text:style-name="T54">Pour l'orientation initiale, il semble que rien ne change (parties du formulaire de saisine grisées), tandis que pour toutes les orientations subséquentes, c'est le formulaire complet qui sera utilisé ?</text:span></text:p>
        </text:list-item>
        <text:list-item>
          <text:p text:style-name="P53"><text:span text:style-name="T56">Ou alors, o</text:span><text:span text:style-name="T55">n aurait un bouton « ajouter » comme avant (qui correspond à « réorientation » lorsqu'on a une orientation initiale), un bouton « Saisine EP » et un bouton « Orientation initiale inappropriée » ?</text:span></text:p>
        </text:list-item>
      </text:list>
      <text:p text:style-name="P50"><text:span text:style-name="T47">Remarques</text:span><text:span text:style-name="T45"> :</text:span></text:p>
      <text:list xml:id="list474680256" text:continue-numbering="true" text:style-name="L14">
        <text:list-item>
          <text:p text:style-name="P51"><text:span text:style-name="T51">Il manque deux champs de texte libre qui étaient dans la partie « Saisine ... »</text:span></text:p>
        </text:list-item>
      </text:list>
      <text:p text:style-name="P55"><text:span text:style-name="T11"/></text:p>
      <text:p text:style-name="P55"><text:span text:style-name="T11">Il manque les </text:span><text:span text:style-name="T53">données</text:span><text:span text:style-name="T11"> suivantes dans le prototype actuellement fourni par Adullact :</text:span></text:p>
      <text:list xml:id="list1875961318" text:style-name="L15">
        <text:list-item>
          <text:p text:style-name="P56"><text:span text:style-name="T53">Réorientation : nombre d'orientations existantes.</text:span></text:p>
        </text:list-item>
      </text:list>
      <text:h text:style-name="P74" text:outline-level="2"><text:soft-page-break/><text:span text:style-name="T57">C</text:span><text:span text:style-name="T10">.</text:span><text:span text:style-name="T57"> </text:span>Équipes <text:span text:style-name="T57">pluridisciplinaires</text:span></text:h>
      <text:h text:style-name="P87" text:outline-level="3"><text:span text:style-name="T59">Affichage EP</text:span><text:span text:style-name="T44"> (page 1</text:span><text:span text:style-name="T59">4</text:span><text:span text:style-name="T44">)</text:span></text:h>
      <text:p text:style-name="P58"><text:span text:style-name="T54">Questions :</text:span></text:p>
      <text:list xml:id="list133681647" text:style-name="L16">
        <text:list-item>
          <text:p text:style-name="P59"><text:span text:style-name="T59">Que doit-il se passer si on supprime une EP comportant des séances traitées ou en cours de traitement ? Faut-il empêcher la suppression dans ce cas ?</text:span></text:p>
        </text:list-item>
        <text:list-item>
          <text:p text:style-name="P59"><text:span text:style-name="T59">Que se passe-t'il si on modifie les zones géographiques ou les thématiques traité</text:span><text:span text:style-name="T60">es par l'équipe, par-rapport aux dossiers déjà traités ou en cours de traitement ?</text:span></text:p>
        </text:list-item>
      </text:list>
      <text:h text:style-name="P88" text:outline-level="3"><text:span text:style-name="T1">Équipes </text:span><text:span text:style-name="T57">pluridisciplinaires</text:span><text:span text:style-name="T44"> –</text:span><text:span text:style-name="T61"> Ajouter </text:span><text:span text:style-name="T44">(page 1</text:span><text:span text:style-name="T61">5</text:span><text:span text:style-name="T44">)</text:span></text:h>
      <text:p text:style-name="P61"><text:span text:style-name="T11">Il manque les fonctionnalités suivantes dans le prototype actuellement fourni par Adullact :</text:span></text:p>
      <text:list xml:id="list940387212" text:style-name="L18">
        <text:list-item>
          <text:p text:style-name="P62"><text:span text:style-name="T62">Génération automatique de l'« Identifiant équipe pluridisciplinaire »</text:span></text:p>
        </text:list-item>
      </text:list>
      <text:p text:style-name="P64"><text:span text:style-name="T63">Remarques :</text:span></text:p>
      <text:list xml:id="list360937478" text:style-name="L19">
        <text:list-item>
          <text:p text:style-name="P40"><text:span text:style-name="T66">Étant </text:span><text:span text:style-name="T65">donne le </text:span><text:span text:style-name="T67">caractère</text:span><text:span text:style-name="T65"> générique du module :</text:span></text:p>
          <text:list>
            <text:list-item>
              <text:p text:style-name="P38"><text:span text:style-name="T64">Territoire CLI = regroupement de l'EP</text:span></text:p>
            </text:list-item>
            <text:list-item>
              <text:p text:style-name="P39"><text:span text:style-name="T65">Les zones géographiques dont s'occupe l'EP sont définies par EP, et pas au niveau des CLI.</text:span></text:p>
            </text:list-item>
          </text:list>
        </text:list-item>
        <text:list-item>
          <text:p text:style-name="P41"><text:span text:style-name="T68">Les membres peuvent être ajoutés lors de la modification d'une équipe</text:span></text:p>
        </text:list-item>
        <text:list-item>
          <text:p text:style-name="P37"><text:span text:style-name="T63">Il faudra préciser quels sont les thèmes gérés par l'équipe, et le niveau de décision (EP/CG) de ceux-ci.</text:span></text:p>
        </text:list-item>
        <text:list-item>
          <text:p text:style-name="P36"><text:span text:style-name="T63">Référentiels (ces listes seront livrées par le SIS) → tables de paramétrage</text:span></text:p>
        </text:list-item>
        <text:list-item>
          <text:p text:style-name="P36"><text:span text:style-name="T63">Il sera également possible de supprimer des membres</text:span></text:p>
        </text:list-item>
      </text:list>
      <text:h text:style-name="P89" text:outline-level="3"><text:span text:style-name="T1">Équipes </text:span><text:span text:style-name="T57">pluridisciplinaires</text:span><text:span text:style-name="T44"> –</text:span><text:span text:style-name="T61"> </text:span><text:span text:style-name="T69">Modifier</text:span><text:span text:style-name="T61"> </text:span><text:span text:style-name="T44">(page 1</text:span><text:span text:style-name="T69">6</text:span><text:span text:style-name="T44">)</text:span></text:h>
      <text:p text:style-name="P65"><text:span text:style-name="T69">Voir point précédent.</text:span></text:p>
      <text:h text:style-name="P90" text:outline-level="3"><text:span text:style-name="T1">Équipes </text:span><text:span text:style-name="T57">pluridisciplinaires</text:span><text:span text:style-name="T44"> –</text:span><text:span text:style-name="T61"> </text:span><text:span text:style-name="T70">Rechercher EP</text:span><text:span text:style-name="T61"> </text:span><text:span text:style-name="T44">(page 1</text:span><text:span text:style-name="T72">7</text:span><text:span text:style-name="T44">)</text:span></text:h>
      <text:p text:style-name="P66"><text:span text:style-name="T11">Il manque </text:span><text:span text:style-name="T71">le formulaire de recherche</text:span><text:span text:style-name="T11"> dans le prototype actuellement fourni par Adullact.</text:span></text:p>
      <text:h text:style-name="P92" text:outline-level="3"><text:span text:style-name="T1">Équipes </text:span><text:span text:style-name="T57">pluridisciplinaires</text:span><text:span text:style-name="T44"> –</text:span><text:span text:style-name="T61"> </text:span><text:span text:style-name="T72">Résultats</text:span><text:span text:style-name="T70"> EP</text:span><text:span text:style-name="T61"> </text:span><text:span text:style-name="T44">(page 1</text:span><text:span text:style-name="T72">8</text:span><text:span text:style-name="T44">)</text:span></text:h>
      <text:p text:style-name="P69"><text:span text:style-name="T11">Il manque les fonctionnalités suivantes dans le prototype actuellement fourni par Adullact :</text:span></text:p>
      <text:list xml:id="list99028280" text:continue-list="list940387212" text:style-name="L18">
        <text:list-item>
          <text:p text:style-name="P63"><text:span text:style-name="T72">Il manque le bouton « Voir »</text:span></text:p>
        </text:list-item>
      </text:list>
      <text:p text:style-name="P70"><text:span text:style-name="T54"/></text:p>
      <text:p text:style-name="P70"><text:span text:style-name="T54">Questions :</text:span></text:p>
      <text:list xml:id="list1333068057" text:style-name="L22">
        <text:list-item>
          <text:p text:style-name="P71"><text:span text:style-name="T73">Modification / suppression : voir la partie concernant la page 14</text:span></text:p>
        </text:list-item>
      </text:list>
      <text:h text:style-name="P91" text:outline-level="3"><text:span text:style-name="T71">Généralités concernant les é</text:span><text:span text:style-name="T1">quipes </text:span><text:span text:style-name="T57">pluridisciplinaires</text:span><text:span text:style-name="T44"> (page</text:span><text:span text:style-name="T71">s</text:span><text:span text:style-name="T44"> 1</text:span><text:span text:style-name="T71">4 à 19</text:span><text:span text:style-name="T44">)</text:span></text:h>
      <text:p text:style-name="P67"><text:span text:style-name="T71">Remarques :</text:span></text:p>
      <text:list xml:id="list1228944716" text:style-name="L21">
        <text:list-item>
          <text:p text:style-name="P68"><text:span text:style-name="T71">La gestion des équipes se fait dans la partie « Administration »</text:span></text:p>
        </text:list-item>
      </text:list>
      <text:h text:style-name="P79" text:outline-level="1"><text:span text:style-name="T59">FIXME</text:span></text:h>
      <text:list xml:id="list1978807083" text:style-name="L17">
        <text:list-item>
          <text:p text:style-name="P60"><text:span text:style-name="T59">Ventilation BADA pour les CER complexes ?</text:span></text:p>
        </text:list-item>
      </text:list>
      <text:h text:style-name="P78" text:outline-level="1"><text:soft-page-break/><text:span text:style-name="T50">Généralités </text:span><text:span text:style-name="T52">concernant le</text:span><text:span text:style-name="T50"> module EP</text:span></text:h>
      <text:p text:style-name="P54"><text:span text:style-name="T11">Il manque les fonctionnalités suivantes dans le prototype actuellement fourni par Adullact :</text:span></text:p>
      <text:list xml:id="list636812084" text:continue-list="list1699445052" text:style-name="L5">
        <text:list-item>
          <text:p text:style-name="P5"><text:span text:style-name="T12">On ne doit voir que les entrées des personnes se trouvant dans des dossiers qui sont dans un état ouvert et versable, qui sont allocataires (demandeurs ou conjoints RSA) soumis à droits et devoirs</text:span></text:p>
        </text:list-item>
        <text:list-item>
          <text:p text:style-name="P5"><text:span text:style-name="T12">Limitation des zones géographiques suivant les zones géographiques accessibles par l'utilisateur connecté</text:span></text:p>
        </text:list-item>
        <text:list-item>
          <text:p text:style-name="P5"><text:span text:style-name="T12">Gestion des jetons sur les dossiers</text:span></text:p>
        </text:list-item>
      </text:list>
      <text:h text:style-name="P77" text:outline-level="1"><text:span text:style-name="T15">D</text:span><text:span text:style-name="T14">ocument</text:span><text:span text:style-name="T15">s</text:span><text:span text:style-name="T14"> </text:span><text:span text:style-name="T15">restant à prendre en compte</text:span></text:h>
      <text:list xml:id="list1683808862" text:style-name="L7">
        <text:list-item>
          <text:p text:style-name="P13"><text:span text:style-name="T14">« webrSa <text:s/>Position CER et Bilan.odt »</text:span> <text:span text:style-name="T14">du 28/10/20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Liberation San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normal" fo:font-weight="normal"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Buffin</meta:initial-creator>
    <meta:creation-date>2011-01-06T15:59:19</meta:creation-date>
    <meta:generator>OpenOffice.org/3.2$Linux OpenOffice.org_project/320m19$Build-9505</meta:generator>
    <dc:date>2011-01-13T18:02:11</dc:date>
    <dc:creator>Christian Buffin</dc:creator>
    <meta:editing-duration>PT18H26M36S</meta:editing-duration>
    <meta:editing-cycles>232</meta:editing-cycles>
    <meta:document-statistic meta:table-count="0" meta:image-count="0" meta:object-count="0" meta:page-count="5" meta:paragraph-count="127" meta:word-count="1463" meta:character-count="8427"/>
  </office:meta>
</office:document-meta>
</file>